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99fb"/>
    </style:style>
    <style:style style:name="P2" style:family="paragraph" style:parent-style-name="Standard">
      <style:text-properties officeooo:paragraph-rsid="0011a72e"/>
    </style:style>
    <style:style style:name="P3" style:family="paragraph" style:parent-style-name="Standard">
      <style:paragraph-properties fo:text-align="center" style:justify-single-word="false"/>
      <style:text-properties style:font-name="Adobe Caslon Pro Bold" fo:font-size="36pt" fo:font-weight="bold" officeooo:rsid="00089bad" officeooo:paragraph-rsid="00089ba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dobe Caslon Pro Bold" fo:font-size="36pt" fo:font-weight="bold" officeooo:rsid="00089bad" officeooo:paragraph-rsid="00150f2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dobe Caslon Pro Bold" fo:font-size="36pt" fo:font-weight="bold" officeooo:rsid="0011a72e" officeooo:paragraph-rsid="00150f2b" style:font-size-asian="36pt" style:font-weight-asian="bold" style:font-size-complex="36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9bad" officeooo:paragraph-rsid="00089ba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9bad" officeooo:paragraph-rsid="00150f2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9674" officeooo:paragraph-rsid="000e967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9674" officeooo:paragraph-rsid="00150f2b" style:font-weight-asian="bold" style:font-weight-complex="bold"/>
    </style:style>
    <style:style style:name="P10" style:family="paragraph" style:parent-style-name="Standard">
      <style:text-properties officeooo:rsid="00089bad" officeooo:paragraph-rsid="00089bad"/>
    </style:style>
    <style:style style:name="P11" style:family="paragraph" style:parent-style-name="Standard">
      <style:text-properties officeooo:rsid="00089bad" officeooo:paragraph-rsid="00150f2b"/>
    </style:style>
    <style:style style:name="P12" style:family="paragraph" style:parent-style-name="Standard">
      <style:text-properties officeooo:rsid="00089bad" officeooo:paragraph-rsid="0016550b"/>
    </style:style>
    <style:style style:name="P13" style:family="paragraph" style:parent-style-name="Standard">
      <style:text-properties officeooo:rsid="00089bad" officeooo:paragraph-rsid="0016bea3"/>
    </style:style>
    <style:style style:name="P14" style:family="paragraph" style:parent-style-name="Standard">
      <style:text-properties officeooo:rsid="00089bad" officeooo:paragraph-rsid="001a9a24"/>
    </style:style>
    <style:style style:name="P15" style:family="paragraph" style:parent-style-name="Standard">
      <style:text-properties officeooo:rsid="000a6f77" officeooo:paragraph-rsid="000a6f77"/>
    </style:style>
    <style:style style:name="P16" style:family="paragraph" style:parent-style-name="Standard">
      <style:text-properties officeooo:rsid="000ff036" officeooo:paragraph-rsid="000ff036"/>
    </style:style>
    <style:style style:name="P17" style:family="paragraph" style:parent-style-name="Standard">
      <style:text-properties officeooo:rsid="0011a72e" officeooo:paragraph-rsid="0011a72e"/>
    </style:style>
    <style:style style:name="P18" style:family="paragraph" style:parent-style-name="Standard">
      <style:text-properties officeooo:rsid="0011a72e" officeooo:paragraph-rsid="00150f2b"/>
    </style:style>
    <style:style style:name="P19" style:family="paragraph" style:parent-style-name="Standard">
      <style:text-properties officeooo:rsid="0009e2bb" officeooo:paragraph-rsid="0009e2bb"/>
    </style:style>
    <style:style style:name="P20" style:family="paragraph" style:parent-style-name="Standard">
      <style:text-properties officeooo:rsid="000ba39e" officeooo:paragraph-rsid="000ba39e"/>
    </style:style>
    <style:style style:name="P21" style:family="paragraph" style:parent-style-name="Standard">
      <style:text-properties officeooo:rsid="000cd561" officeooo:paragraph-rsid="000cd561"/>
    </style:style>
    <style:style style:name="P22" style:family="paragraph" style:parent-style-name="Standard">
      <style:text-properties officeooo:rsid="000dc1f0" officeooo:paragraph-rsid="000dc1f0"/>
    </style:style>
    <style:style style:name="P23" style:family="paragraph" style:parent-style-name="Standard">
      <style:text-properties officeooo:rsid="000df28f" officeooo:paragraph-rsid="000df28f"/>
    </style:style>
    <style:style style:name="P24" style:family="paragraph" style:parent-style-name="Standard">
      <style:text-properties officeooo:rsid="000df28f" officeooo:paragraph-rsid="00150f2b"/>
    </style:style>
    <style:style style:name="P25" style:family="paragraph" style:parent-style-name="Standard">
      <style:text-properties officeooo:rsid="000fa246" officeooo:paragraph-rsid="000fa246"/>
    </style:style>
    <style:style style:name="P26" style:family="paragraph" style:parent-style-name="Standard">
      <style:text-properties officeooo:rsid="0010f19c" officeooo:paragraph-rsid="0010f19c"/>
    </style:style>
    <style:style style:name="P27" style:family="paragraph" style:parent-style-name="Standard">
      <style:text-properties style:text-underline-style="none" fo:font-weight="normal" officeooo:rsid="000e9674" officeooo:paragraph-rsid="000e9674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89bad" officeooo:paragraph-rsid="0017b3dd" style:font-weight-asian="normal" style:font-weight-complex="normal"/>
    </style:style>
    <style:style style:name="P29" style:family="paragraph" style:parent-style-name="Standard">
      <style:text-properties officeooo:rsid="0010591f" officeooo:paragraph-rsid="0010591f"/>
    </style:style>
    <style:style style:name="P30" style:family="paragraph" style:parent-style-name="Standard">
      <style:text-properties officeooo:rsid="001154ac" officeooo:paragraph-rsid="001154ac"/>
    </style:style>
    <style:style style:name="P31" style:family="paragraph" style:parent-style-name="Standard">
      <style:text-properties officeooo:rsid="001154ac" officeooo:paragraph-rsid="0017b3dd"/>
    </style:style>
    <style:style style:name="P32" style:family="paragraph" style:parent-style-name="Standard">
      <style:text-properties officeooo:paragraph-rsid="00150f2b"/>
    </style:style>
    <style:style style:name="T1" style:family="text">
      <style:text-properties officeooo:rsid="000f99fb"/>
    </style:style>
    <style:style style:name="T2" style:family="text">
      <style:text-properties officeooo:rsid="000fa246"/>
    </style:style>
    <style:style style:name="T3" style:family="text">
      <style:text-properties officeooo:rsid="000ff036"/>
    </style:style>
    <style:style style:name="T4" style:family="text">
      <style:text-properties officeooo:rsid="0011a72e"/>
    </style:style>
    <style:style style:name="T5" style:family="text">
      <style:text-properties officeooo:rsid="0013a385"/>
    </style:style>
    <style:style style:name="T6" style:family="text">
      <style:text-properties officeooo:rsid="00143dc0"/>
    </style:style>
    <style:style style:name="T7" style:family="text">
      <style:text-properties officeooo:rsid="00150f2b"/>
    </style:style>
    <style:style style:name="T8" style:family="text">
      <style:text-properties officeooo:rsid="0016550b"/>
    </style:style>
    <style:style style:name="T9" style:family="text">
      <style:text-properties officeooo:rsid="0016bea3"/>
    </style:style>
    <style:style style:name="T10" style:family="text">
      <style:text-properties officeooo:rsid="0017b3dd"/>
    </style:style>
    <style:style style:name="T11" style:family="text">
      <style:text-properties officeooo:rsid="001a9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OPEN APNEE LYON 2017</text:p>
      <text:p text:style-name="Standard"/>
      <text:p text:style-name="Standard"/>
      <text:p text:style-name="Standard"/>
      <text:p text:style-name="Standard"/>
      <text:p text:style-name="P6">Problèmes :</text:p>
      <text:p text:style-name="P6"/>
      <text:p text:style-name="P10">- Fiche de performance : erreur nomination « distance » au lieu de « temps »</text:p>
      <text:p text:style-name="P10">- Fiche de performance : erreur numérotation des passages pour 16*50</text:p>
      <text:p text:style-name="P15">- Fiche de performance : manque les temps de clics à -1min, -30s, 0s, +15s, +30s, +45s</text:p>
      <text:p text:style-name="P16">- Fiche de performance : speed 100 <text:s/>distance en temps et manque temps lus</text:p>
      <text:p text:style-name="P2"><text:span text:style-name="T4">- </text:span><text:span text:style-name="T3">Fiche de performance : </text:span><text:span text:style-name="T4">16*50 manque une fiche de performance pour un coté du bassin</text:span></text:p>
      <text:p text:style-name="P17">- Mauvaise connaissance du règlement</text:p>
      <text:p text:style-name="P2"><text:span text:style-name="T4">- Problème , et . </text:span><text:span text:style-name="T6">d</text:span><text:span text:style-name="T5">ans les résultat</text:span><text:span text:style-name="T6">s</text:span></text:p>
      <text:p text:style-name="P10"/>
      <text:p text:style-name="P6">Amélioration :</text:p>
      <text:p text:style-name="P10"/>
      <text:p text:style-name="P10">- Générer une fiche de résumé par équipe avec temps d'échauffement, début compétition pour chaque compétiteur</text:p>
      <text:p text:style-name="P10">- Prévoir fiche performance supplémentaire</text:p>
      <text:p text:style-name="P19">- Prévoir un planning speaker dynamique qui prend en compte les PCM et Syncope </text:p>
      <text:p text:style-name="P20">- Prévoir <text:s/>résultat approximatif et résultat lu</text:p>
      <text:p text:style-name="P21">- Modifier le résultat de float 64 en string et le découper en min, seconde et millième seconde</text:p>
      <text:p text:style-name="P22">- Afficher les résultats en min, seconde pour les apnéistes</text:p>
      <text:p text:style-name="P23">- Prendre en compte les pénalités avec le logiciel</text:p>
      <text:p text:style-name="P23">- Ajouter une ligne annonce pour le speaker</text:p>
      <text:p text:style-name="P1"><text:span text:style-name="T1">- Ajouter la cause de la disqualification à la place du </text:span><text:span text:style-name="T2">résultat</text:span></text:p>
      <text:p text:style-name="P25">- Encodage UTF-8 après sauvegarde excel</text:p>
      <text:p text:style-name="P26">- Garder le résultat même si DSQ</text:p>
      <text:p text:style-name="P17">- Prévoir 2 feuilles de performance pour le 16*50 (chaque extrémité)</text:p>
      <text:p text:style-name="P23"/>
      <text:p text:style-name="P23"/>
      <text:p text:style-name="P8">En live :</text:p>
      <text:p text:style-name="P27">- Ajout d'un titre aux classements intermédiaires</text:p>
      <text:p text:style-name="P27">- Calculs des temps en seconde puis en minute</text:p>
      <text:p text:style-name="P29">- Speed 100 13h56</text:p>
      <text:p text:style-name="P30">- DNF 3'31 »39</text:p>
      <text:p text:style-name="P17">- Visuel classem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OPEN APNEE LYON 201<text:span text:style-name="T7">8</text:span></text:p>
      <text:p text:style-name="P4"><text:span text:style-name="T7"/></text:p>
      <text:p text:style-name="P7">Problèmes :</text:p>
      <text:p text:style-name="P28"><text:span text:style-name="T10">-Changer le nom d'un compétiteur → refaire planning</text:span></text:p>
      <text:p text:style-name="P32"><text:span text:style-name="T6"/></text:p>
      <text:p text:style-name="P11"/>
      <text:p text:style-name="P7">Amélioration :</text:p>
      <text:p text:style-name="P11"><text:span text:style-name="T7">- Taille des badges</text:span></text:p>
      <text:p text:style-name="P12"><text:span text:style-name="T8">-Grossir le planning pour les compétiteurs</text:span></text:p>
      <text:p text:style-name="P13"><text:span text:style-name="T9">-Rajouter des check pour le statique en fonction du reglement</text:span></text:p>
      <text:p text:style-name="P14"><text:span text:style-name="T11">- Gérer automatiquement le calcul de la distance réelle, le retour faire 100m – distance lue</text:span></text:p>
      <text:p text:style-name="P14"><text:span text:style-name="T11"/></text:p>
      <text:p text:style-name="P18"/>
      <text:p text:style-name="P24"/>
      <text:p text:style-name="P24"/>
      <text:p text:style-name="P9">En live :</text:p>
      <text:p text:style-name="P31"><text:span text:style-name="T10">- Imprimer plusieurs liste « appel micro » 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09:54:22.21</meta:creation-date>
    <meta:generator>LibreOffice/4.0.5.2$Windows_x86 LibreOffice_project/5464147a081647a250913f19c0715bca595af2f</meta:generator>
    <dc:date>2018-05-26T12:13:55.35</dc:date>
    <meta:editing-duration>P1DT11H10M25S</meta:editing-duration>
    <meta:editing-cycles>21</meta:editing-cycles>
    <meta:document-statistic meta:table-count="0" meta:image-count="0" meta:object-count="0" meta:page-count="2" meta:paragraph-count="38" meta:word-count="310" meta:character-count="1747" meta:non-whitespace-character-count="1470"/>
  </office:meta>
</office:document-meta>
</file>